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mazon Ember" svg:font-family="'Amazon Ember'"/>
    <style:font-face style:name="Avenir" svg:font-family="Avenir, sans-serif"/>
    <style:font-face style:name="Interstate Lt" svg:font-family="'Interstate Lt'"/>
    <style:font-face style:name="Lohit Devanagari1" svg:font-family="'Lohit Devanagari'"/>
    <style:font-face style:name="Noto Sans JP" svg:font-family="'Noto Sans JP', sans-serif"/>
    <style:font-face style:name="Poppins" svg:font-family="Poppins, sans-serif"/>
    <style:font-face style:name="Slack-Lato" svg:font-family="Slack-Lato, Slack-Fractions,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size="14pt" officeooo:rsid="000762bf" officeooo:paragraph-rsid="000762bf" style:font-size-asian="14pt" style:font-size-complex="14pt"/>
    </style:style>
    <style:style style:name="P2" style:family="paragraph" style:parent-style-name="Standard">
      <style:text-properties fo:font-size="22pt" fo:font-weight="bold" officeooo:rsid="000762bf" officeooo:paragraph-rsid="000762bf" fo:background-color="#a7074b" style:font-size-asian="22pt" style:font-weight-asian="bold" style:font-size-complex="22pt" style:font-weight-complex="bold"/>
    </style:style>
    <style:style style:name="P3" style:family="paragraph" style:parent-style-name="Standard">
      <style:text-properties fo:color="#2a6099" fo:font-size="20pt" officeooo:rsid="000762bf" officeooo:paragraph-rsid="000762bf" style:font-size-asian="17.5pt" style:font-size-complex="20pt"/>
    </style:style>
    <style:style style:name="P4" style:family="paragraph" style:parent-style-name="Standard">
      <style:text-properties fo:color="#000000" fo:font-size="22pt" officeooo:rsid="000762bf" officeooo:paragraph-rsid="000762bf" style:font-size-asian="22pt" style:font-size-complex="22pt"/>
    </style:style>
    <style:style style:name="P5" style:family="paragraph" style:parent-style-name="Heading_20_1">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style:font-name="Amazon Ember" fo:font-size="15pt" fo:letter-spacing="normal" fo:font-style="normal" fo:font-weight="bold" style:font-size-asian="15pt" style:font-weight-asian="bold" style:font-size-complex="15pt" style:font-weight-complex="bold"/>
    </style:style>
    <style:style style:name="P6" style:family="paragraph" style:parent-style-name="Heading_20_2">
      <style:paragraph-properties fo:margin-left="0cm" fo:margin-right="0cm" fo:text-indent="0cm" style:auto-text-indent="false"/>
      <style:text-properties fo:font-variant="normal" fo:text-transform="none" fo:color="#16191f" style:font-name="Amazon Ember" fo:font-size="20pt" fo:letter-spacing="normal" fo:font-style="normal" fo:font-weight="bold" officeooo:paragraph-rsid="000a4d26" style:font-size-asian="20pt" style:font-size-complex="20pt"/>
    </style:style>
    <style:style style:name="P7"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oppins" fo:font-size="16pt" fo:letter-spacing="normal" fo:font-weight="bold" officeooo:paragraph-rsid="000af699" style:font-size-asian="16pt" style:font-weight-asian="bold" style:font-size-complex="16pt" style:font-weight-complex="bold"/>
    </style:style>
    <style:style style:name="P8" style:family="paragraph" style:parent-style-name="Standard">
      <style:paragraph-properties fo:margin-left="0cm" fo:margin-right="0cm" fo:text-indent="0cm" style:auto-text-indent="false"/>
      <style:text-properties fo:font-size="20pt" fo:font-weight="bold" officeooo:rsid="000762bf" officeooo:paragraph-rsid="000762bf" style:font-size-asian="20pt" style:font-weight-asian="bold" style:font-size-complex="20pt" style:font-weight-complex="bold"/>
    </style:style>
    <style:style style:name="P9" style:family="paragraph" style:parent-style-name="Text_20_body">
      <style:paragraph-properties fo:margin-left="0cm" fo:margin-right="0cm" fo:text-indent="0cm" style:auto-text-indent="false"/>
      <style:text-properties fo:font-variant="normal" fo:text-transform="none" fo:color="#16191f" style:font-name="Amazon Ember" fo:font-size="14pt" fo:letter-spacing="normal" fo:font-style="normal" fo:font-weight="normal" officeooo:paragraph-rsid="000931e7" style:font-size-asian="14pt" style:font-size-complex="14pt"/>
    </style:style>
    <style:style style:name="P10" style:family="paragraph" style:parent-style-name="Text_20_body">
      <style:paragraph-properties fo:margin-left="0cm" fo:margin-right="0cm" fo:text-indent="0cm" style:auto-text-indent="false"/>
      <style:text-properties fo:font-variant="normal" fo:text-transform="none" fo:color="#16191f" style:font-name="Amazon Ember" fo:font-size="15pt" fo:letter-spacing="normal" fo:font-style="normal" fo:font-weight="normal" officeooo:paragraph-rsid="000931e7" style:font-size-asian="15pt" style:font-size-complex="15pt"/>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style:font-name="Amazon Ember" fo:font-size="15pt" fo:letter-spacing="normal" fo:font-style="normal" fo:font-weight="normal" style:font-size-asian="15pt" style:font-size-complex="15pt"/>
    </style:style>
    <style:style style:name="P1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style:font-name="Amazon Ember" fo:font-size="15pt" fo:letter-spacing="normal" fo:font-style="normal" fo:font-weight="normal" style:font-size-asian="15pt" style:font-size-complex="15pt"/>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style:font-name="Amazon Ember" fo:font-size="15pt" fo:letter-spacing="normal" fo:font-style="normal" fo:font-weight="bold" style:font-size-asian="15pt" style:font-weight-asian="bold" style:font-size-complex="15pt" style:font-weight-complex="bold"/>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6191f" fo:font-size="16pt" fo:letter-spacing="normal" officeooo:paragraph-rsid="000af699" style:font-size-asian="16pt" style:font-size-complex="16pt"/>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Poppins" fo:font-size="18pt" fo:letter-spacing="normal" fo:font-weight="bold" officeooo:paragraph-rsid="000af699" style:font-size-asian="18pt" style:font-weight-asian="bold" style:font-size-complex="18pt" style:font-weight-complex="bold"/>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c940f"/>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rsid="000c940f" officeooo:paragraph-rsid="000c940f"/>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size="16pt" officeooo:rsid="000c940f" officeooo:paragraph-rsid="000c940f" style:font-size-asian="16pt" style:font-size-complex="16pt"/>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size="16pt" officeooo:rsid="000c940f" officeooo:paragraph-rsid="000cb313" style:font-size-asian="16pt" style:font-size-complex="16pt"/>
    </style:style>
    <style:style style:name="P21" style:family="paragraph" style:parent-style-name="Text_20_body">
      <style:text-properties fo:font-size="15pt" style:font-size-asian="15pt" style:font-size-complex="15pt"/>
    </style:style>
    <style:style style:name="P22" style:family="paragraph" style:parent-style-name="Text_20_body">
      <style:paragraph-properties fo:margin-top="0cm" fo:margin-bottom="0cm" loext:contextual-spacing="false"/>
      <style:text-properties style:font-name="Noto Sans JP" fo:font-size="16pt" style:font-size-asian="16pt" style:font-size-complex="16pt" loext:padding="0cm" loext:border="none"/>
    </style:style>
    <style:style style:name="T1" style:family="text">
      <style:text-properties fo:font-weight="bold"/>
    </style:style>
    <style:style style:name="T2" style:family="text">
      <style:text-properties fo:font-variant="normal" fo:text-transform="none" fo:color="#000000" style:font-name="Noto Sans JP" fo:font-size="16pt" fo:letter-spacing="normal" fo:font-style="normal" fo:font-weight="bold" style:font-size-asian="16pt" style:font-size-complex="16pt" loext:padding="0cm" loext:border="none"/>
    </style:style>
    <style:style style:name="T3" style:family="text">
      <style:text-properties fo:font-variant="normal" fo:text-transform="none" fo:color="#000000" style:font-name="Noto Sans JP" fo:font-size="16pt" fo:letter-spacing="normal" fo:font-style="normal" fo:font-weight="normal" style:font-size-asian="16pt" style:font-size-complex="16pt" loext:padding="0cm" loext:border="none"/>
    </style:style>
    <style:style style:name="T4" style:family="text">
      <style:text-properties fo:font-variant="normal" fo:text-transform="none" fo:color="#1d1c1d" style:font-name="Slack-Lato" fo:font-size="11.25pt" fo:letter-spacing="normal" fo:font-style="normal" fo:font-weight="normal" style:font-size-asian="16pt" style:font-size-complex="16pt" loext:padding="0cm" loext:border="none"/>
    </style:style>
    <style:style style:name="T5" style:family="text">
      <style:text-properties fo:font-variant="normal" fo:text-transform="none" fo:color="#1d1c1d" style:font-name="Slack-Lato" fo:font-size="11.25pt" fo:letter-spacing="normal" fo:font-style="normal" fo:font-weight="normal" loext:padding="0cm" loext:border="none"/>
    </style:style>
    <style:style style:name="T6" style:family="text">
      <style:text-properties fo:font-variant="normal" fo:text-transform="none" fo:color="#1d1c1d" style:font-name="Slack-Lato" fo:letter-spacing="normal" fo:font-style="normal" fo:font-weight="normal" loext:padding="0cm" loext:border="none"/>
    </style:style>
    <style:style style:name="T7" style:family="text">
      <style:text-properties fo:font-variant="normal" fo:text-transform="none" fo:color="#1d1c1d" style:font-name="Slack-Lato" fo:letter-spacing="normal" fo:font-style="normal" fo:font-weight="normal" officeooo:rsid="000cb313" loext:padding="0cm" loext:border="none"/>
    </style:style>
    <style:style style:name="T8" style:family="text">
      <style:text-properties fo:font-size="15pt" fo:font-weight="normal" style:font-size-asian="15pt" style:font-size-complex="15pt"/>
    </style:style>
    <style:style style:name="T9" style:family="text">
      <style:text-properties style:font-weight-asian="bold" style:font-weight-complex="bold"/>
    </style:style>
    <style:style style:name="T10" style:family="text">
      <style:text-properties officeooo:rsid="000af699" style:font-weight-asian="bold" style:font-weight-complex="bold"/>
    </style:style>
    <style:style style:name="T11" style:family="text">
      <style:text-properties style:font-name="Amazon Ember" fo:font-style="normal"/>
    </style:style>
    <style:style style:name="T12" style:family="text">
      <style:text-properties style:font-name="Amazon Ember" fo:font-style="normal" fo:font-weight="normal"/>
    </style:style>
    <style:style style:name="T13" style:family="text">
      <style:text-properties style:font-name="Amazon Ember" fo:font-style="normal" fo:font-weight="normal" officeooo:rsid="000af699"/>
    </style:style>
    <style:style style:name="T14" style:family="text">
      <style:text-properties style:font-name="Noto Sans JP" fo:font-size="16pt" fo:font-weight="bold" style:font-size-asian="16pt" style:font-size-complex="16pt" loext:padding="0cm" loext:border="none"/>
    </style:style>
    <style:style style:name="T15" style:family="text">
      <style:text-properties style:font-name="Noto Sans JP" fo:font-size="16pt" style:font-size-asian="16pt" style:font-size-complex="16pt"/>
    </style:style>
    <style:style style:name="T16" style:family="text">
      <style:text-properties style:font-name="Noto Sans JP" fo:font-size="16pt" style:font-size-asian="16pt" style:font-size-complex="16pt"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On AWS Transit Gateway (TGW)</text:p>
      <text:p text:style-name="P4"/>
      <text:p text:style-name="P3"/>
      <text:p text:style-name="P8">What is a Transit Gateway?</text:p>
      <text:p text:style-name="P1"/>
      <text:p text:style-name="P9">A transit gateway is a network transit hub that you can use to interconnect your virtual private clouds (VPCs) and on-premises networks. As your cloud infrastructure expands globally, inter-Region peering connects transit gateways together using the AWS Global Infrastructure. Your data is automatically encrypted and never travels over the public internet.</text:p>
      <text:h text:style-name="P6" text:outline-level="2"><text:bookmark text:name="concepts"/><text:span text:style-name="T9">Transit gateway concept</text:span><text:span text:style-name="T10">s:</text:span></text:h>
      <text:h text:style-name="P6" text:outline-level="2"><text:span text:style-name="T8">The following are the key concepts for transit gateways:</text:span></text:h>
      <text:list xml:id="list2727872879" text:style-name="L1">
        <text:list-item>
          <text:p text:style-name="P13"><text:span text:style-name="T1">Attachments </text:span>- You can attach the following:</text:p>
          <text:list>
            <text:list-item>
              <text:p text:style-name="P13">One or more VPCs</text:p>
            </text:list-item>
            <text:list-item>
              <text:p text:style-name="P13">A Connect SD-WAN/third-party network appliance</text:p>
            </text:list-item>
            <text:list-item>
              <text:p text:style-name="P13">An AWS Direct Connect gateway</text:p>
            </text:list-item>
            <text:list-item>
              <text:p text:style-name="P13">A peering connection with another transit gateway</text:p>
            </text:list-item>
            <text:list-item>
              <text:p text:style-name="P13">A VPN connection to a transit gateway</text:p>
            </text:list-item>
          </text:list>
        </text:list-item>
        <text:list-item>
          <text:p text:style-name="P13"><text:span text:style-name="T1">Transit gateway Maximum Transmission Unit (MTU) </text:span>— The maximum transmission unit (MTU) of a network connection is the size, in bytes, of the largest permissible packet that can be passed over the connection. The larger the MTU of a connection, the more data that can be passed in a single packet. A transit gateway supports an MTU of 8500 bytes for traffic between VPCs, AWS Direct Connect, Transit Gateway Connect, and peering attachments. Traffic over VPN connections can have an MTU of 1500 bytes.</text:p>
        </text:list-item>
        <text:list-item>
          <text:p text:style-name="P13"><text:span text:style-name="T1">Transit gateway route table </text:span>— A transit gateway has a default route table and can optionally have additional route tables. A route table includes dynamic and static routes that decide the next hop based on the destination IP address of the packet. The target of these routes could be any transit gateway <text:soft-page-break/>attachment. By default, transit gateway attachments are associated with the default transit gateway route table.</text:p>
        </text:list-item>
        <text:list-item>
          <text:p text:style-name="P13"><text:span text:style-name="T1">Associations </text:span>— Each attachment is associated with exactly one route table. Each route table can be associated with zero to many attachments.</text:p>
        </text:list-item>
        <text:list-item>
          <text:p text:style-name="P13"><text:span text:style-name="T1">Route propagation </text:span>— A VPC, VPN connection, or Direct Connect gateway can dynamically propagate routes to a transit gateway route table. With a Connect attachment, the routes are propagated to a transit gateway route table by default. With a VPC, you must create static routes to send traffic to the transit gateway. With a VPN connection or a Direct Connect gateway, routes are propagated from the transit gateway to your on-premises router using Border Gateway Protocol (BGP). With a peering attachment, you must create a static route in the transit gateway route table to point to the peering attachment.</text:p>
        </text:list-item>
      </text:list>
      <text:p text:style-name="P12"/>
      <text:h text:style-name="P5" text:outline-level="1"><text:bookmark text:name="how-transit-gateways-work1"/>How transit gateways work?</text:h>
      <text:p text:style-name="P14"/>
      <text:p text:style-name="P15"><text:span text:style-name="T13">A transit gateway act as a</text:span> <text:span text:style-name="T12"><text:s/>Regional virtual router for traffic flowing between your virtual private clouds (VPCs) and on-premises networks. A transit gateway scales elastically based on the volume of network traffic. Routing through a transit gateway operates at layer 3, where the packets are sent to a specific next-hop attachment, based on their destination IP addresses.</text:span></text:p>
      <text:p text:style-name="P15"><text:span text:style-name="T12"/></text:p>
      <text:h text:style-name="P7" text:outline-level="2"><text:span text:style-name="T11">Benefits of Transit Gateway:-</text:span></text:h>
      <text:p text:style-name="P16"><text:span text:style-name="T11"/></text:p>
      <text:p text:style-name="P11"><text:bookmark text:name="Easier_connectivity"/><text:span text:style-name="Strong_20_Emphasis"><text:span text:style-name="T14">1. Easier connectivity: </text:span></text:span><text:span text:style-name="T15">It serves as a cloud router, simplifying network architecture. The complexity of managing incremental connections does not slow you down as your network grows. When developing global applications, you can use inter-Region peering to connect AWS Transit Gateways.</text:span></text:p>
      <text:p text:style-name="P11"><text:bookmark text:name="Better_visibility_and_control"/><text:soft-page-break/><text:span text:style-name="Strong_20_Emphasis"><text:span text:style-name="T14">2. Better visibility and control: </text:span></text:span><text:span text:style-name="T16">You can easily monitor your Amazon VPCs and edge connections from a single console with AWS Transit Gateway Network Manager. AWS Transit Gateway Network Manager, which is integrated with popular SD-WAN devices, assists you in quickly identifying issues and responding to events on your global network.</text:span></text:p>
      <text:p text:style-name="P11"><text:span text:style-name="T16"/></text:p>
      <text:p text:style-name="P11"><text:bookmark text:name="Improved_security"/><text:span text:style-name="Strong_20_Emphasis"><text:span text:style-name="T14">3. Improved security: </text:span></text:span><text:span text:style-name="Strong_20_Emphasis"><text:span text:style-name="T3">AWS Transit Gateway is routed through the AWS global private network and is not accessible to the general public. AWS Transit Gateway inter-Region peering encrypts all traffic and eliminates the possibility of a single point of failure or bandwidth bottleneck. This aids in the prevention of distributed denial of service attacks and other common exploits.</text:span></text:span></text:p>
      <text:p text:style-name="P11"><text:span text:style-name="Strong_20_Emphasis"><text:span text:style-name="T2"/></text:span></text:p>
      <text:p text:style-name="P17"><text:bookmark text:name="Flexible_multicast"/><text:bookmark text:name="4_Flexible_multicast"/><text:span text:style-name="Strong_20_Emphasis"><text:span text:style-name="T2">4. Flexible multicast: </text:span></text:span><text:span text:style-name="T3">AWS Transit Gateway multicast support allows the same content to be distributed to multiple specific destinations. This eliminates the need for costly on-premises multicast networks and reduces the bandwidth required for high-throughput applications like video conferencing, media streaming, and teleconferencing.</text:span></text:p>
      <text:p text:style-name="P17"><text:span text:style-name="T3"/></text:p>
      <text:p text:style-name="P18"><text:span text:style-name="T3">Next, we’ll have the steps for the setup of <text:s/>Aws Transit Gateways:-</text:span></text:p>
      <text:p text:style-name="P18"><text:span text:style-name="T3"/></text:p>
      <text:p text:style-name="P19"><text:span text:style-name="T6">1. Firstly we have to log into the AWS Management Console and select the VPC service.</text:span></text:p>
      <text:p text:style-name="P19"><text:span text:style-name="T6"/></text:p>
      <text:p text:style-name="P19"><text:span text:style-name="T6">2. On the left panel, select Transit Gateways.</text:span></text:p>
      <text:p text:style-name="P19"><text:span text:style-name="T6"/></text:p>
      <text:p text:style-name="P19"><text:span text:style-name="T6">3. Click on Create Transit Gateway.</text:span></text:p>
      <text:p text:style-name="P19"><text:span text:style-name="T6"/></text:p>
      <text:p text:style-name="P19"><text:soft-page-break/><text:span text:style-name="T6">4. Enter a name for your transit gateway and select the Amazon VPCs that need to be connected to the gateway.</text:span></text:p>
      <text:p text:style-name="P19"><text:span text:style-name="T6">5. Select the Route Table for the transit gateway.</text:span></text:p>
      <text:p text:style-name="P19"><text:span text:style-name="T6"/></text:p>
      <text:p text:style-name="P19"><text:span text:style-name="T6">6. Configure the Amazon VPC route tables to route traffic to the transit gateway.</text:span></text:p>
      <text:p text:style-name="P19"><text:span text:style-name="T6"/></text:p>
      <text:p text:style-name="P19"><text:span text:style-name="T6">7. Create a Transit Gateway Attachment for each Amazon VPC that will be connected to the transit gateway.</text:span></text:p>
      <text:p text:style-name="P19"><text:span text:style-name="T6"/></text:p>
      <text:p text:style-name="P19"><text:span text:style-name="T6">8. Choose the route table that will be used for the attachment and enable DNS support.</text:span></text:p>
      <text:p text:style-name="P19"><text:span text:style-name="T6"/></text:p>
      <text:p text:style-name="P19"><text:span text:style-name="T6">9. Click Create Transit Gateway when finished.</text:span></text:p>
      <text:p text:style-name="P19"><text:span text:style-name="T6"/></text:p>
      <text:p text:style-name="P19"><text:span text:style-name="T6">10. Once the transit gateway is created, configure the routes between the Amazon VPCs and the transit gateway. This can be done by creating a new route in the route tables associated with the Amazon VPCs.</text:span></text:p>
      <text:p text:style-name="P19"><text:span text:style-name="T6"/></text:p>
      <text:p text:style-name="P19"><text:span text:style-name="T6">11. Enable the propagation of routes between the Amazon VPCs and the transit gateway. This can be done by enabling route propagation in the transit gateway attachment.</text:span></text:p>
      <text:p text:style-name="P19"><text:span text:style-name="T6"/></text:p>
      <text:p text:style-name="P19"><text:span text:style-name="T6">12. Once the routes are configured</text:span></text:p>
      <text:p text:style-name="P19"><text:span text:style-name="T6"/></text:p>
      <text:p text:style-name="P20"><text:span text:style-name="T7">13. </text:span><text:span text:style-name="T6">Create two subnets in each VPC, one for the transit gateway and one for the EC2 instances.</text:span></text:p>
      <text:p text:style-name="P20"><text:span text:style-name="T6"/></text:p>
      <text:p text:style-name="P20"><text:span text:style-name="T7">1</text:span><text:span text:style-name="T6">4. Attach each VPC to the Transit Gateway.</text:span></text:p>
      <text:p text:style-name="P20"><text:span text:style-name="T6"/></text:p>
      <text:p text:style-name="P20"><text:span text:style-name="T7">1</text:span><text:span text:style-name="T6">5. Create two EC2 instances in each VPC, one in each subnet.</text:span></text:p>
      <text:p text:style-name="P20"><text:soft-page-break/><text:span text:style-name="T7">1</text:span><text:span text:style-name="T6">6. Configure a route table for each EC2 instance and add a route to the Transit Gateway.</text:span></text:p>
      <text:p text:style-name="P20"><text:span text:style-name="T6"/></text:p>
      <text:p text:style-name="P20"><text:span text:style-name="T7">1</text:span><text:span text:style-name="T6">7. Create a security group for each EC2 instance, allowing inbound and outbound traffic from the Transit Gateway.</text:span></text:p>
      <text:p text:style-name="P20"><text:span text:style-name="T6"/></text:p>
      <text:p text:style-name="P20"><text:span text:style-name="T7">1</text:span><text:span text:style-name="T6">8. Configure a VPN connection between the Transit Gateway and each VPC.</text:span></text:p>
      <text:p text:style-name="P20"><text:span text:style-name="T6"/></text:p>
      <text:p text:style-name="P20"><text:span text:style-name="T7">1</text:span><text:span text:style-name="T6">9. Configure a route table for the Transit Gateway and add routes to each VPC.</text:span></text:p>
      <text:p text:style-name="P20"><text:span text:style-name="T6"/></text:p>
      <text:p text:style-name="P20"><text:span text:style-name="T7">2</text:span><text:span text:style-name="T6">0. Test the connection between the two EC2 instances by pinging each other.</text:span></text:p>
      <text:p text:style-name="P22"/>
      <text:p text:style-name="P15"><text:span text:style-name="T12"/></text:p>
      <text:p text:style-name="P21"><text:bookmark text:name="how-transit-gateways-work"/><text:line-break/></text:p>
      <text:p text:style-name="P10"/>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mazon Ember" svg:font-family="'Amazon Ember'"/>
    <style:font-face style:name="Avenir" svg:font-family="Avenir, sans-serif"/>
    <style:font-face style:name="Interstate Lt" svg:font-family="'Interstate Lt'"/>
    <style:font-face style:name="Lohit Devanagari1" svg:font-family="'Lohit Devanagari'"/>
    <style:font-face style:name="Noto Sans JP" svg:font-family="'Noto Sans JP', sans-serif"/>
    <style:font-face style:name="Poppins" svg:font-family="Poppins, sans-serif"/>
    <style:font-face style:name="Slack-Lato" svg:font-family="Slack-Lato, Slack-Fractions,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5T13:52:11.496526599</meta:creation-date>
    <meta:editing-duration>PT3M6S</meta:editing-duration>
    <meta:editing-cycles>2</meta:editing-cycles>
    <meta:generator>LibreOffice/6.4.7.2$Linux_X86_64 LibreOffice_project/40$Build-2</meta:generator>
    <dc:date>2022-12-15T15:36:08.789724771</dc:date>
    <meta:document-statistic meta:table-count="0" meta:image-count="0" meta:object-count="0" meta:page-count="7" meta:paragraph-count="44" meta:word-count="955" meta:character-count="5906" meta:non-whitespace-character-count="4997"/>
  </office:meta>
</office:document-meta>
</file>